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67a" officeooo:paragraph-rsid="001a367a"/>
    </style:style>
    <style:style style:name="P2" style:family="paragraph" style:parent-style-name="Standard">
      <style:text-properties officeooo:rsid="001c0240" officeooo:paragraph-rsid="001c0240"/>
    </style:style>
    <style:style style:name="P3" style:family="paragraph" style:parent-style-name="Standard">
      <style:text-properties officeooo:rsid="001d734d" officeooo:paragraph-rsid="001d734d"/>
    </style:style>
    <style:style style:name="P4" style:family="paragraph" style:parent-style-name="Standard">
      <style:text-properties officeooo:rsid="001e0fb3" officeooo:paragraph-rsid="001e0fb3"/>
    </style:style>
    <style:style style:name="P5" style:family="paragraph" style:parent-style-name="Standard">
      <style:text-properties officeooo:rsid="001f3317" officeooo:paragraph-rsid="001f3317"/>
    </style:style>
    <style:style style:name="P6" style:family="paragraph" style:parent-style-name="Standard">
      <style:text-properties officeooo:rsid="0020b309" officeooo:paragraph-rsid="0020b309"/>
    </style:style>
    <style:style style:name="P7" style:family="paragraph" style:parent-style-name="Standard">
      <style:text-properties officeooo:rsid="0021c953" officeooo:paragraph-rsid="0021c953"/>
    </style:style>
    <style:style style:name="P8" style:family="paragraph" style:parent-style-name="Standard">
      <style:text-properties officeooo:rsid="00227b91" officeooo:paragraph-rsid="00227b91"/>
    </style:style>
    <style:style style:name="P9" style:family="paragraph" style:parent-style-name="Standard">
      <style:text-properties officeooo:rsid="0023130a" officeooo:paragraph-rsid="0023130a"/>
    </style:style>
    <style:style style:name="P10" style:family="paragraph" style:parent-style-name="Standard">
      <style:text-properties officeooo:rsid="00235189" officeooo:paragraph-rsid="00235189"/>
    </style:style>
    <style:style style:name="P11" style:family="paragraph" style:parent-style-name="Standard">
      <style:text-properties officeooo:rsid="00242d72" officeooo:paragraph-rsid="00242d72"/>
    </style:style>
    <style:style style:name="P12" style:family="paragraph" style:parent-style-name="Standard">
      <style:text-properties officeooo:rsid="0025211d" officeooo:paragraph-rsid="0025211d"/>
    </style:style>
    <style:style style:name="P13" style:family="paragraph" style:parent-style-name="Standard">
      <style:text-properties officeooo:rsid="0025211d" officeooo:paragraph-rsid="00261fe4"/>
    </style:style>
    <style:style style:name="P14" style:family="paragraph" style:parent-style-name="Standard">
      <style:text-properties officeooo:rsid="0027a4fe" officeooo:paragraph-rsid="0027a4fe"/>
    </style:style>
    <style:style style:name="P15" style:family="paragraph" style:parent-style-name="Standard">
      <style:text-properties officeooo:rsid="002ae9fa" officeooo:paragraph-rsid="002ae9fa"/>
    </style:style>
    <style:style style:name="P16" style:family="paragraph" style:parent-style-name="Standard">
      <style:text-properties officeooo:rsid="002c2d87" officeooo:paragraph-rsid="002c2d87"/>
    </style:style>
    <style:style style:name="P17" style:family="paragraph" style:parent-style-name="Standard">
      <style:text-properties officeooo:rsid="002d7bf9" officeooo:paragraph-rsid="002d7bf9"/>
    </style:style>
    <style:style style:name="P18" style:family="paragraph" style:parent-style-name="Standard">
      <style:text-properties officeooo:rsid="002e1930" officeooo:paragraph-rsid="002e1930"/>
    </style:style>
    <style:style style:name="P19" style:family="paragraph" style:parent-style-name="Standard">
      <style:text-properties officeooo:rsid="002f4792" officeooo:paragraph-rsid="002f4792"/>
    </style:style>
    <style:style style:name="P20" style:family="paragraph" style:parent-style-name="Standard">
      <style:text-properties officeooo:rsid="003229bc" officeooo:paragraph-rsid="003229bc"/>
    </style:style>
    <style:style style:name="P21" style:family="paragraph" style:parent-style-name="Standard">
      <style:text-properties officeooo:rsid="0034100e" officeooo:paragraph-rsid="0034100e"/>
    </style:style>
    <style:style style:name="P22" style:family="paragraph" style:parent-style-name="Standard">
      <style:text-properties officeooo:rsid="0034f634" officeooo:paragraph-rsid="0034f634"/>
    </style:style>
    <style:style style:name="T1" style:family="text">
      <style:text-properties officeooo:rsid="0020b309"/>
    </style:style>
    <style:style style:name="T2" style:family="text">
      <style:text-properties officeooo:rsid="0021c953"/>
    </style:style>
    <style:style style:name="T3" style:family="text">
      <style:text-properties officeooo:rsid="00227b91"/>
    </style:style>
    <style:style style:name="T4" style:family="text">
      <style:text-properties officeooo:rsid="0023130a"/>
    </style:style>
    <style:style style:name="T5" style:family="text">
      <style:text-properties officeooo:rsid="00242d72"/>
    </style:style>
    <style:style style:name="T6" style:family="text">
      <style:text-properties officeooo:rsid="0025211d"/>
    </style:style>
    <style:style style:name="T7" style:family="text">
      <style:text-properties officeooo:rsid="00261fe4"/>
    </style:style>
    <style:style style:name="T8" style:family="text">
      <style:text-properties officeooo:rsid="00262a8e"/>
    </style:style>
    <style:style style:name="T9" style:family="text">
      <style:text-properties officeooo:rsid="0027a4fe"/>
    </style:style>
    <style:style style:name="T10" style:family="text">
      <style:text-properties officeooo:rsid="00287e61"/>
    </style:style>
    <style:style style:name="T11" style:family="text">
      <style:text-properties officeooo:rsid="00289e45"/>
    </style:style>
    <style:style style:name="T12" style:family="text">
      <style:text-properties officeooo:rsid="002a8307"/>
    </style:style>
    <style:style style:name="T13" style:family="text">
      <style:text-properties officeooo:rsid="002ae9fa"/>
    </style:style>
    <style:style style:name="T14" style:family="text">
      <style:text-properties officeooo:rsid="002b97d5"/>
    </style:style>
    <style:style style:name="T15" style:family="text">
      <style:text-properties officeooo:rsid="003068cd"/>
    </style:style>
    <style:style style:name="T16" style:family="text">
      <style:text-properties officeooo:rsid="003362cb"/>
    </style:style>
    <style:style style:name="T17" style:family="text">
      <style:text-properties officeooo:rsid="0034f63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anger min, max pour lowest and highest annual abundances <text:span text:style-name="T14">et changer “Mean” pour “mean abundance”</text:span><text:line-break/></text:p>
      <text:p text:style-name="P1">Expert based uncertainty au lieu d’expert based confidence interval</text:p>
      <text:p text:style-name="P2"/>
      <text:p text:style-name="P15">ajouter années en parenthèses dans la colonne n</text:p>
      <text:p text:style-name="P2"/>
      <text:p text:style-name="P2">*<text:span text:style-name="T13">Note bas de page “mean” pour dire que c’est basée une estimée de moyenne et nom le calcul d’une moyenne</text:span></text:p>
      <text:p text:style-name="P2"/>
      <text:p text:style-name="P19">Enlever observations bécasseaux de plus de 4 individus de statut inconnu </text:p>
      <text:p text:style-name="P2"/>
      <text:p text:style-name="P18">Ajouter une catégorie “very low” pour “method quality” <text:span text:style-name="T15">pour les espéces bécasseaux qui ont une disparité entre estimé transects et daily obs. Ajouter colonne justification: “Potentially include migratory individuals in transit”. </text:span></text:p>
      <text:p text:style-name="P18"/>
      <text:p text:style-name="P20">Spécifier KIEI et LTDU différence, car une inclut repro et non-repro qui restent dans le paysage. “low” pour KIEI et LTDU, inclut pas individus non repro qui restent dans le paysage</text:p>
      <text:p text:style-name="P2"/>
      <text:p text:style-name="P16">Nommer les “several methods” changer pour “combination of methods (transects, point counts et transecrts”</text:p>
      <text:p text:style-name="P16"/>
      <text:p text:style-name="P21">Figure 1: enlever adapté de</text:p>
      <text:p text:style-name="P21"/>
      <text:p text:style-name="P21">1. Study area, <text:span text:style-name="T17">juste après</text:span> “foxes” (ajouter Duchesne au lieu de Legagneux)</text:p>
      <text:p text:style-name="P21"/>
      <text:p text:style-name="P21">of a breeding “pairs”’</text:p>
      <text:p text:style-name="P21"/>
      <text:p text:style-name="P22">Table 2 titre: “in in”</text:p>
      <text:p text:style-name="P22"/>
      <text:p text:style-name="P22">Avian nest monitoring was not conducted in 2020 and 2021</text:p>
      <text:p text:style-name="P22"/>
      <text:p text:style-name="P22">Table 2:Vérifier Bêty 2020 CRPL</text:p>
      <text:p text:style-name="P22">Valoriser référence de chaque espèces dans le table 2 plutôt dans les paragraphes des espèces </text:p>
      <text:p text:style-name="P21"><text:s/></text:p>
      <text:p text:style-name="P21"/>
      <text:p text:style-name="P21">Foiguire 2: enlever snow goose colony legend, mais ajouté average area dans le titre de la figure.</text:p>
      <text:p text:style-name="P16"/>
      <text:p text:style-name="P16"/>
      <text:p text:style-name="P16"><text:span text:style-name="T16">remplacer </text:span>“based on the quality and quantity of” <text:span text:style-name="T16">pour simplement </text:span><text:s/>“data available”, method used</text:p>
      <text:p text:style-name="P16">for extrapolation (if necessary), and in some cases, from the fit of statistical models to estimate density. </text:p>
      <text:p text:style-name="P16"/>
      <text:p text:style-name="P17">PAJA -&gt; nombres des lignes sont inversé (8 et 17)</text:p>
      <text:p text:style-name="P2"/>
      <text:p text:style-name="P3">Ermine: Several units, Several tens </text:p>
      <text:p text:style-name="P3"/>
      <text:p text:style-name="P4">Min oies +- 1000 à 10 000</text:p>
      <text:p text:style-name="P4">Max oies <text:s/>+- 10 000 à <text:s/>30 000</text:p>
      <text:p text:style-name="P4"/>
      <text:p text:style-name="P4"><text:soft-page-break/></text:p>
      <text:p text:style-name="P5">Faire section après species abundance pour “Expert based uncertainty”</text:p>
      <text:p text:style-name="P5"/>
      <text:p text:style-name="P5">Oies min= 2500 à 1<text:span text:style-name="T1">0</text:span> 000</text:p>
      <text:p text:style-name="P5">Oies max= 35 000 à 60 000</text:p>
      <text:p text:style-name="P5"/>
      <text:p text:style-name="P6">Oies min= 6000 à 10000</text:p>
      <text:p text:style-name="P6">Oies max= 45 000 à 60000</text:p>
      <text:p text:style-name="P6"/>
      <text:p text:style-name="P6">snow owl min= 0</text:p>
      <text:p text:style-name="P6">snow owl max= 50 à 100</text:p>
      <text:p text:style-name="P6"/>
      <text:p text:style-name="P6">snow owl min= 0</text:p>
      <text:p text:style-name="P6">snow owl max= 144 à <text:span text:style-name="T4">170</text:span></text:p>
      <text:p text:style-name="P6"/>
      <text:p text:style-name="P9">glaucous gull min= 50 à 80</text:p>
      <text:p text:style-name="P9">glaucous gull max= 70 à 100</text:p>
      <text:p text:style-name="P9"/>
      <text:p text:style-name="P9">glaucous gull min= 60 à 80</text:p>
      <text:p text:style-name="P9">glaucous gull max= 80 à 100</text:p>
      <text:p text:style-name="P6"/>
      <text:p text:style-name="P10">peregrine falcon min= 8 à 12</text:p>
      <text:p text:style-name="P10">peregrine falcon max= 12 à 20</text:p>
      <text:p text:style-name="P10"/>
      <text:p text:style-name="P10">rough-legged hawk min= 0 à 8</text:p>
      <text:p text:style-name="P10">rough-legged hawk max= 50 à 90</text:p>
      <text:p text:style-name="P10"/>
      <text:p text:style-name="P10">rough-legged hawk min= 0 à 4</text:p>
      <text:p text:style-name="P10">rough-legged hawk max= 66 à 86</text:p>
      <text:p text:style-name="P6"/>
      <text:p text:style-name="P6">pluvier min= <text:span text:style-name="T2">100 à 500</text:span></text:p>
      <text:p text:style-name="P6">pluvier max= <text:span text:style-name="T2">1000 à 2000</text:span></text:p>
      <text:p text:style-name="P6"/>
      <text:p text:style-name="P11">cackling goose min= 2 à 10</text:p>
      <text:p text:style-name="P11">cackling goose max= 58 à 88 </text:p>
      <text:p text:style-name="P11"/>
      <text:p text:style-name="P11">cackling goose min= 80 à 110</text:p>
      <text:p text:style-name="P11">cackling goose max= 214 à 244</text:p>
      <text:p text:style-name="P11"/>
      <text:p text:style-name="P11">Arctic fox mean= <text:span text:style-name="T6">30 à 60</text:span></text:p>
      <text:p text:style-name="P11"/>
      <text:p text:style-name="P12">ermine min= 0 à 10</text:p>
      <text:p text:style-name="P12">ermine max= <text:span text:style-name="T12">50</text:span> à 156</text:p>
      <text:p text:style-name="P11"/>
      <text:p text:style-name="P12">collared lemming min= <text:span text:style-name="T7">100</text:span> à <text:span text:style-name="T9">2000</text:span></text:p>
      <text:p text:style-name="P13">collared lemming max= <text:span text:style-name="T8">20 000 à 50 000</text:span></text:p>
      <text:p text:style-name="P12"/>
      <text:p text:style-name="P12"><text:span text:style-name="T7">brown </text:span>lemming m<text:span text:style-name="T7">in</text:span>= <text:span text:style-name="T7">100 à </text:span><text:span text:style-name="T9">2</text:span><text:span text:style-name="T7">000</text:span></text:p>
      <text:p text:style-name="P13"><text:span text:style-name="T7">brown </text:span>lemming m<text:span text:style-name="T7">ax</text:span>= <text:span text:style-name="T11">200 000 </text:span><text:span text:style-name="T10">à</text:span> <text:span text:style-name="T10">450 000</text:span></text:p>
      <text:p text:style-name="P13"><text:soft-page-break/></text:p>
      <text:p text:style-name="P14">long-tailed jaeger min= 0 à 20</text:p>
      <text:p text:style-name="P14">long-tailed jaeger max= 500 à 1200</text:p>
      <text:p text:style-name="P14"/>
      <text:p text:style-name="P14">red-throated loon min= 42-62</text:p>
      <text:p text:style-name="P14">red-throated loon max=76- 96</text:p>
      <text:p text:style-name="P14"/>
      <text:p text:style-name="P14">Pacific loon min= 0 à 6</text:p>
      <text:p text:style-name="P14">Pacific loon max= 6 à 10</text:p>
      <text:p text:style-name="P14"/>
      <text:p text:style-name="P14">tundra swan min= 0 à 4</text:p>
      <text:p text:style-name="P14">tundra swan max= 2 à 6</text:p>
      <text:p text:style-name="P14"/>
      <text:p text:style-name="P13"/>
      <text:p text:style-name="P7">plectro m<text:span text:style-name="T3">ean= 7000 à 10000</text:span></text:p>
      <text:p text:style-name="P7"/>
      <text:p text:style-name="P7">baird m<text:span text:style-name="T3">ea</text:span>n= <text:span text:style-name="T3">1500 à 3500</text:span></text:p>
      <text:p text:style-name="P7"/>
      <text:p text:style-name="P8">croupion blanc mean = 1000 à 2000 </text:p>
      <text:p text:style-name="P7"/>
      <text:p text:style-name="P6"/>
      <text:p text:style-name="P6">*<text:span text:style-name="T2">revoir script pluvier pour nombre d’individus par transects</text:span></text:p>
      <text:p text:style-name="P6">*<text:span text:style-name="T5">Erreur abondance max des bernach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4T13:11:30.616296093</meta:creation-date>
    <dc:date>2024-09-24T17:34:04.792306813</dc:date>
    <meta:editing-duration>PT1H33M57S</meta:editing-duration>
    <meta:editing-cycles>17</meta:editing-cycles>
    <meta:generator>LibreOffice/7.3.7.2$Linux_X86_64 LibreOffice_project/30$Build-2</meta:generator>
    <meta:document-statistic meta:table-count="0" meta:image-count="0" meta:object-count="0" meta:page-count="3" meta:paragraph-count="68" meta:word-count="538" meta:character-count="2932" meta:non-whitespace-character-count="2449"/>
  </office:meta>
</office:document-meta>
</file>